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b3db" officeooo:paragraph-rsid="000cb3db"/>
    </style:style>
    <style:style style:name="P2" style:family="paragraph" style:parent-style-name="Standard">
      <style:text-properties style:text-underline-style="none" officeooo:rsid="000e3347" officeooo:paragraph-rsid="000e334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erca de la comunicación entre componentes</text:p>
      <text:p text:style-name="P1">- Protocolos ad-hoc</text:p>
      <text:p text:style-name="P1"/>
      <text:p text:style-name="P1">Acerca de la comuncación entre equipos</text:p>
      <text:p text:style-name="P1"><text:span text:style-name="T1"/></text:p>
      <text:p text:style-name="P2">Acerca de la eventualidad de los datos</text:p>
      <text:p text:style-name="P2"/>
      <text:p text:style-name="P2">Acerca de las fallas en pipelin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14:29:57.357419666</meta:creation-date>
    <dc:date>2016-07-25T23:10:17.234612540</dc:date>
    <meta:editing-duration>PT8H25M15S</meta:editing-duration>
    <meta:editing-cycles>3</meta:editing-cycles>
    <meta:generator>LibreOffice/5.0.6.2$Linux_X86_64 LibreOffice_project/00m0$Build-2</meta:generator>
    <meta:document-statistic meta:table-count="0" meta:image-count="0" meta:object-count="0" meta:page-count="1" meta:paragraph-count="5" meta:word-count="28" meta:character-count="171" meta:non-whitespace-character-count="148"/>
  </office:meta>
</office:document-meta>
</file>